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27d7"/>
    </style:style>
    <style:style style:name="T1" style:family="text">
      <style:text-properties officeooo:rsid="00142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ntawesome code a inserer dans le head pour le site Reservia</text:span></text:p>
      <text:p text:style-name="P1"/>
      <text:p text:style-name="P1">&lt;script src="https://kit.fontawesome.com/a2b6822e4f.js" crossorigin="anonymous"&gt;&lt;/script&gt;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35:41.105346911</meta:creation-date>
    <dc:date>2021-05-20T16:36:42.773649509</dc:date>
    <meta:editing-duration>PT1M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4" meta:character-count="155" meta:non-whitespace-character-count="138"/>
  </office:meta>
</office:document-meta>
</file>